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" svg:font-family="'Lohit Hindi'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</office:font-face-decls>
  <office:automatic-styles>
    <style:style style:name="P1" style:family="paragraph" style:parent-style-name="Standard">
      <style:paragraph-properties style:writing-mode="lr-tb"/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.499cm" fo:margin-bottom="0cm" fo:line-height="150%" style:writing-mode="lr-tb"/>
    </style:style>
    <style:style style:name="P3" style:family="paragraph" style:parent-style-name="Standard">
      <style:paragraph-properties fo:margin-top="0.499cm" fo:margin-bottom="0cm" fo:line-height="150%" style:writing-mode="lr-tb"/>
      <style:text-properties officeooo:paragraph-rsid="00306a98"/>
    </style:style>
    <style:style style:name="P4" style:family="paragraph" style:parent-style-name="Standard">
      <style:paragraph-properties fo:margin-top="0.499cm" fo:margin-bottom="0cm" fo:line-height="150%" style:writing-mode="lr-tb"/>
      <style:text-properties officeooo:paragraph-rsid="002b865e"/>
    </style:style>
    <style:style style:name="P5" style:family="paragraph" style:parent-style-name="Standard">
      <style:paragraph-properties fo:margin-top="0.499cm" fo:margin-bottom="0cm" fo:line-height="150%" style:writing-mode="lr-tb"/>
      <style:text-properties fo:font-weight="bold" officeooo:paragraph-rsid="00067682" style:font-weight-asian="bold" style:font-weight-complex="bold"/>
    </style:style>
    <style:style style:name="P6" style:family="paragraph" style:parent-style-name="Standard">
      <style:paragraph-properties fo:margin-top="0.499cm" fo:margin-bottom="0cm" fo:line-height="150%" style:writing-mode="lr-tb"/>
      <style:text-properties fo:font-weight="bold" officeooo:paragraph-rsid="00298de8" style:font-weight-asian="bold" style:font-weight-complex="bold"/>
    </style:style>
    <style:style style:name="P7" style:family="paragraph" style:parent-style-name="Standard">
      <style:paragraph-properties fo:margin-top="0.499cm" fo:margin-bottom="0cm" fo:line-height="150%" style:writing-mode="lr-tb"/>
      <style:text-properties fo:font-weight="bold" officeooo:paragraph-rsid="002afca7" style:font-weight-asian="bold" style:font-weight-complex="bold"/>
    </style:style>
    <style:style style:name="P8" style:family="paragraph" style:parent-style-name="Standard" style:master-page-name="Standard_20__28_user_29_">
      <style:paragraph-properties style:page-number="auto" style:writing-mode="lr-tb"/>
      <style:text-properties fo:font-style="normal" fo:font-weight="bold" officeooo:paragraph-rsid="00306a98" style:font-weight-asian="bold" style:font-weight-complex="bold"/>
    </style:style>
    <style:style style:name="T1" style:family="text">
      <style:text-properties style:font-name="Liberation Serif" fo:font-size="12pt" fo:language="en" fo:country="GB" fo:font-style="normal"/>
    </style:style>
    <style:style style:name="T2" style:family="text">
      <style:text-properties style:font-name="Liberation Serif" fo:font-size="12pt" fo:language="en" fo:country="GB" fo:font-style="normal" officeooo:rsid="00081d14"/>
    </style:style>
    <style:style style:name="T3" style:family="text">
      <style:text-properties style:font-name="Liberation Serif" fo:font-size="12pt" fo:language="en" fo:country="GB" fo:font-style="normal" officeooo:rsid="0008f075"/>
    </style:style>
    <style:style style:name="T4" style:family="text">
      <style:text-properties style:font-name="Liberation Serif" fo:font-size="12pt" fo:language="en" fo:country="GB" fo:font-style="normal" officeooo:rsid="0009c8f8"/>
    </style:style>
    <style:style style:name="T5" style:family="text">
      <style:text-properties style:font-name="Liberation Serif" fo:font-size="12pt" fo:language="en" fo:country="GB" fo:font-style="normal" officeooo:rsid="000b9af9"/>
    </style:style>
    <style:style style:name="T6" style:family="text">
      <style:text-properties style:font-name="Liberation Serif" fo:font-size="12pt" fo:language="en" fo:country="GB" fo:font-style="normal" officeooo:rsid="000c8a7a"/>
    </style:style>
    <style:style style:name="T7" style:family="text">
      <style:text-properties style:font-name="Liberation Serif" fo:font-size="12pt" fo:language="en" fo:country="GB" fo:font-style="normal" officeooo:rsid="000e2364"/>
    </style:style>
    <style:style style:name="T8" style:family="text">
      <style:text-properties style:font-name="Liberation Serif" fo:font-size="12pt" fo:language="en" fo:country="GB" fo:font-style="normal" officeooo:rsid="000f97c7"/>
    </style:style>
    <style:style style:name="T9" style:family="text">
      <style:text-properties style:font-name="Liberation Serif" fo:font-size="12pt" fo:language="en" fo:country="GB" fo:font-style="normal" officeooo:rsid="000fb0e7"/>
    </style:style>
    <style:style style:name="T10" style:family="text">
      <style:text-properties style:font-name="Liberation Serif" fo:font-size="12pt" fo:language="en" fo:country="GB" fo:font-style="normal" officeooo:rsid="0010ae43"/>
    </style:style>
    <style:style style:name="T11" style:family="text">
      <style:text-properties style:font-name="Liberation Serif" fo:font-size="12pt" fo:language="en" fo:country="GB" fo:font-style="normal" officeooo:rsid="00129c75"/>
    </style:style>
    <style:style style:name="T12" style:family="text">
      <style:text-properties style:font-name="Liberation Serif" fo:font-size="12pt" fo:language="en" fo:country="GB" fo:font-style="normal" officeooo:rsid="00145b4c"/>
    </style:style>
    <style:style style:name="T13" style:family="text">
      <style:text-properties style:font-name="Liberation Serif" fo:font-size="12pt" fo:language="en" fo:country="GB" fo:font-style="normal" officeooo:rsid="0014e8e3"/>
    </style:style>
    <style:style style:name="T14" style:family="text">
      <style:text-properties style:font-name="Liberation Serif" fo:font-size="12pt" fo:language="en" fo:country="GB" fo:font-style="normal" officeooo:rsid="0016c9e7"/>
    </style:style>
    <style:style style:name="T15" style:family="text">
      <style:text-properties style:font-name="Liberation Serif" fo:font-size="12pt" fo:language="en" fo:country="GB" fo:font-style="normal" officeooo:rsid="00174d79"/>
    </style:style>
    <style:style style:name="T16" style:family="text">
      <style:text-properties style:font-name="Liberation Serif" fo:font-size="12pt" fo:language="en" fo:country="GB" fo:font-style="normal" officeooo:rsid="00188527"/>
    </style:style>
    <style:style style:name="T17" style:family="text">
      <style:text-properties style:font-name="Liberation Serif" fo:font-size="12pt" fo:language="en" fo:country="GB" fo:font-style="normal" officeooo:rsid="0019f31b"/>
    </style:style>
    <style:style style:name="T18" style:family="text">
      <style:text-properties style:font-name="Liberation Serif" fo:font-size="12pt" fo:language="en" fo:country="GB" fo:font-style="normal" officeooo:rsid="001b4052"/>
    </style:style>
    <style:style style:name="T19" style:family="text">
      <style:text-properties style:font-name="Liberation Serif" fo:font-size="12pt" fo:language="en" fo:country="GB" fo:font-style="normal" officeooo:rsid="001ce2e3"/>
    </style:style>
    <style:style style:name="T20" style:family="text">
      <style:text-properties style:font-name="Liberation Serif" fo:font-size="12pt" fo:language="en" fo:country="GB" fo:font-style="normal" officeooo:rsid="001e9928"/>
    </style:style>
    <style:style style:name="T21" style:family="text">
      <style:text-properties style:font-name="Liberation Serif" fo:font-size="12pt" fo:language="en" fo:country="GB" fo:font-style="normal" officeooo:rsid="00201874"/>
    </style:style>
    <style:style style:name="T22" style:family="text">
      <style:text-properties style:font-name="Liberation Serif" fo:font-size="12pt" fo:language="en" fo:country="GB" fo:font-style="normal" officeooo:rsid="0020a2ff"/>
    </style:style>
    <style:style style:name="T23" style:family="text">
      <style:text-properties style:font-name="Liberation Serif" fo:font-size="12pt" fo:language="en" fo:country="GB" fo:font-style="normal" officeooo:rsid="0020dda3"/>
    </style:style>
    <style:style style:name="T24" style:family="text">
      <style:text-properties style:font-name="Liberation Serif" fo:font-size="12pt" fo:language="en" fo:country="GB" fo:font-style="normal" officeooo:rsid="0022d005"/>
    </style:style>
    <style:style style:name="T25" style:family="text">
      <style:text-properties style:font-name="Liberation Serif" fo:font-size="12pt" fo:language="en" fo:country="GB" fo:font-style="normal" officeooo:rsid="0023c091"/>
    </style:style>
    <style:style style:name="T26" style:family="text">
      <style:text-properties style:font-name="Liberation Serif" fo:font-size="12pt" fo:language="en" fo:country="GB" fo:font-style="normal" officeooo:rsid="002761f0"/>
    </style:style>
    <style:style style:name="T27" style:family="text">
      <style:text-properties style:font-name="Liberation Serif" fo:font-size="12pt" fo:language="en" fo:country="GB" fo:font-style="normal" officeooo:rsid="00290751"/>
    </style:style>
    <style:style style:name="T28" style:family="text">
      <style:text-properties style:font-name="Liberation Serif" fo:font-size="12pt" fo:language="en" fo:country="GB" fo:font-style="normal" officeooo:rsid="00296cd7"/>
    </style:style>
    <style:style style:name="T29" style:family="text">
      <style:text-properties style:font-name="Liberation Serif" fo:font-size="12pt" fo:language="en" fo:country="GB" fo:font-style="normal" officeooo:rsid="00067682"/>
    </style:style>
    <style:style style:name="T30" style:family="text">
      <style:text-properties style:font-name="Liberation Serif" fo:font-size="12pt" fo:language="en" fo:country="GB" fo:font-style="normal" officeooo:rsid="00298de8"/>
    </style:style>
    <style:style style:name="T31" style:family="text">
      <style:text-properties style:font-name="Liberation Serif" fo:font-size="12pt" fo:language="en" fo:country="GB" fo:font-style="normal" officeooo:rsid="002afca7"/>
    </style:style>
    <style:style style:name="T32" style:family="text">
      <style:text-properties style:font-name="Liberation Serif" fo:font-size="12pt" fo:language="en" fo:country="GB" fo:font-style="normal" officeooo:rsid="002b865e"/>
    </style:style>
    <style:style style:name="T33" style:family="text">
      <style:text-properties style:font-name="Liberation Serif" fo:font-size="12pt" fo:language="en" fo:country="GB" fo:font-style="normal" officeooo:rsid="002d0903"/>
    </style:style>
    <style:style style:name="T34" style:family="text">
      <style:text-properties style:font-name="Liberation Serif" fo:font-size="12pt" fo:language="en" fo:country="GB" fo:font-style="normal" officeooo:rsid="002dec3c"/>
    </style:style>
    <style:style style:name="T35" style:family="text">
      <style:text-properties style:font-name="Liberation Serif" fo:font-size="12pt" fo:language="en" fo:country="GB" fo:font-style="normal" officeooo:rsid="002e0b6b"/>
    </style:style>
    <style:style style:name="T36" style:family="text">
      <style:text-properties style:font-name="Liberation Serif" fo:font-size="12pt" fo:language="en" fo:country="GB" fo:font-style="normal" officeooo:rsid="002e242a"/>
    </style:style>
    <style:style style:name="T37" style:family="text">
      <style:text-properties style:font-name="Liberation Serif" fo:font-size="12pt" fo:language="en" fo:country="GB" fo:font-style="normal" officeooo:rsid="002e776a"/>
    </style:style>
    <style:style style:name="T38" style:family="text">
      <style:text-properties style:font-name="Liberation Serif" fo:font-size="12pt" fo:language="en" fo:country="GB" fo:font-style="normal" officeooo:rsid="00301dd3"/>
    </style:style>
    <style:style style:name="T39" style:family="text">
      <style:text-properties style:font-name="Liberation Serif" fo:font-size="12pt" fo:language="en" fo:country="GB" fo:font-style="normal" fo:font-weight="normal" officeooo:rsid="00290751" style:font-weight-asian="normal" style:font-weight-complex="normal"/>
    </style:style>
    <style:style style:name="T40" style:family="text">
      <style:text-properties style:font-name="Liberation Serif" fo:font-size="12pt" fo:language="en" fo:country="GB" fo:font-style="normal" fo:font-weight="normal" officeooo:rsid="00081d14" style:font-weight-asian="normal" style:font-weight-complex="normal"/>
    </style:style>
    <style:style style:name="T41" style:family="text">
      <style:text-properties style:font-name="Liberation Serif" fo:font-size="12pt" fo:language="en" fo:country="GB" fo:font-style="normal" fo:font-weight="normal" officeooo:rsid="0010ae43" style:font-weight-asian="normal" style:font-weight-complex="normal"/>
    </style:style>
    <style:style style:name="T42" style:family="text">
      <style:text-properties style:font-name="Liberation Serif" fo:font-size="12pt" fo:language="en" fo:country="GB" fo:font-style="normal" fo:font-weight="normal" officeooo:rsid="000fb0e7" style:font-weight-asian="normal" style:font-weight-complex="normal"/>
    </style:style>
    <style:style style:name="T43" style:family="text">
      <style:text-properties style:font-name="Liberation Serif" fo:font-size="12pt" fo:language="en" fo:country="GB" fo:font-style="normal" fo:font-weight="normal" officeooo:rsid="00296cd7" style:font-weight-asian="normal" style:font-weight-complex="normal"/>
    </style:style>
    <style:style style:name="T44" style:family="text">
      <style:text-properties style:font-name="Liberation Serif" fo:font-size="12pt" fo:language="en" fo:country="GB" fo:font-style="normal" fo:font-weight="normal" officeooo:rsid="00129c75" style:font-weight-asian="normal" style:font-weight-complex="normal"/>
    </style:style>
    <style:style style:name="T45" style:family="text">
      <style:text-properties style:font-name="Liberation Serif" fo:font-size="12pt" fo:language="en" fo:country="GB" fo:font-style="normal" fo:font-weight="normal" officeooo:rsid="0014e8e3" style:font-weight-asian="normal" style:font-weight-complex="normal"/>
    </style:style>
    <style:style style:name="T46" style:family="text">
      <style:text-properties style:font-name="Liberation Serif" fo:font-size="12pt" fo:language="en" fo:country="GB" fo:font-style="normal" fo:font-weight="normal" officeooo:rsid="000c8a7a" style:font-weight-asian="normal" style:font-weight-complex="normal"/>
    </style:style>
    <style:style style:name="T47" style:family="text">
      <style:text-properties style:font-name="Liberation Serif" fo:font-size="12pt" fo:language="en" fo:country="GB" fo:font-style="normal" fo:font-weight="normal" officeooo:rsid="00145b4c" style:font-weight-asian="normal" style:font-weight-complex="normal"/>
    </style:style>
    <style:style style:name="T48" style:family="text">
      <style:text-properties style:font-name="Liberation Serif" fo:font-size="12pt" fo:language="en" fo:country="GB" fo:font-style="normal" fo:font-weight="normal" officeooo:rsid="0016c9e7" style:font-weight-asian="normal" style:font-weight-complex="normal"/>
    </style:style>
    <style:style style:name="T49" style:family="text">
      <style:text-properties style:font-name="Liberation Serif" fo:font-size="12pt" fo:language="en" fo:country="GB" fo:font-style="normal" fo:font-weight="normal" officeooo:rsid="002dec3c" style:font-weight-asian="normal" style:font-weight-complex="normal"/>
    </style:style>
    <style:style style:name="T50" style:family="text">
      <style:text-properties style:font-name="Liberation Serif" fo:font-size="12pt" fo:language="en" fo:country="GB" fo:font-style="normal" fo:font-weight="normal" officeooo:rsid="00298de8" style:font-weight-asian="normal" style:font-weight-complex="normal"/>
    </style:style>
    <style:style style:name="T51" style:family="text">
      <style:text-properties style:font-name="Liberation Serif" fo:font-size="12pt" fo:language="en" fo:country="GB" fo:font-style="normal" fo:font-weight="normal" officeooo:rsid="0019f31b" style:font-weight-asian="normal" style:font-weight-complex="normal"/>
    </style:style>
    <style:style style:name="T52" style:family="text">
      <style:text-properties style:font-name="Liberation Serif" fo:font-size="12pt" fo:language="en" fo:country="GB" fo:font-style="normal" fo:font-weight="normal" officeooo:rsid="002e0b6b" style:font-weight-asian="normal" style:font-weight-complex="normal"/>
    </style:style>
    <style:style style:name="T53" style:family="text">
      <style:text-properties style:font-name="Liberation Serif" fo:font-size="12pt" fo:language="en" fo:country="GB" fo:font-style="normal" fo:font-weight="normal" officeooo:rsid="0008f075" style:font-weight-asian="normal" style:font-weight-complex="normal"/>
    </style:style>
    <style:style style:name="T54" style:family="text">
      <style:text-properties style:font-name="Liberation Serif" fo:font-size="12pt" fo:language="en" fo:country="GB" fo:font-style="normal" fo:font-weight="normal" officeooo:rsid="0009c8f8" style:font-weight-asian="normal" style:font-weight-complex="normal"/>
    </style:style>
    <style:style style:name="T55" style:family="text">
      <style:text-properties style:font-name="Liberation Serif" fo:font-size="12pt" fo:language="en" fo:country="GB" fo:font-style="normal" fo:font-weight="normal" officeooo:rsid="001b4052" style:font-weight-asian="normal" style:font-weight-complex="normal"/>
    </style:style>
    <style:style style:name="T56" style:family="text">
      <style:text-properties style:font-name="Liberation Serif" fo:font-size="12pt" fo:language="en" fo:country="GB" fo:font-style="normal" fo:font-weight="normal" officeooo:rsid="001e9928" style:font-weight-asian="normal" style:font-weight-complex="normal"/>
    </style:style>
    <style:style style:name="T57" style:family="text">
      <style:text-properties style:font-name="Liberation Serif" fo:font-size="12pt" fo:language="en" fo:country="GB" fo:font-style="normal" fo:font-weight="normal" officeooo:rsid="001ce2e3" style:font-weight-asian="normal" style:font-weight-complex="normal"/>
    </style:style>
    <style:style style:name="T58" style:family="text">
      <style:text-properties style:font-name="Liberation Serif" fo:font-size="12pt" fo:language="en" fo:country="GB" fo:font-style="normal" fo:font-weight="normal" officeooo:rsid="002afca7" style:font-weight-asian="normal" style:font-weight-complex="normal"/>
    </style:style>
    <style:style style:name="T59" style:family="text">
      <style:text-properties style:font-name="Liberation Serif" fo:font-size="12pt" fo:language="en" fo:country="GB" fo:font-style="normal" fo:font-weight="normal" officeooo:rsid="0020dda3" style:font-weight-asian="normal" style:font-weight-complex="normal"/>
    </style:style>
    <style:style style:name="T60" style:family="text">
      <style:text-properties style:font-name="Liberation Serif" fo:font-size="12pt" fo:language="en" fo:country="GB" fo:font-style="normal" fo:font-weight="normal" officeooo:rsid="000b9af9" style:font-weight-asian="normal" style:font-weight-complex="normal"/>
    </style:style>
    <style:style style:name="T61" style:family="text">
      <style:text-properties style:font-name="Liberation Serif" fo:font-size="12pt" fo:language="en" fo:country="GB" fo:font-style="normal" fo:font-weight="normal" officeooo:rsid="0020a2ff" style:font-weight-asian="normal" style:font-weight-complex="normal"/>
    </style:style>
    <style:style style:name="T62" style:family="text">
      <style:text-properties style:font-name="Liberation Serif" fo:font-size="12pt" fo:language="en" fo:country="GB" fo:font-style="normal" fo:font-weight="normal" officeooo:rsid="00201874" style:font-weight-asian="normal" style:font-weight-complex="normal"/>
    </style:style>
    <style:style style:name="T63" style:family="text">
      <style:text-properties style:font-name="Liberation Serif" fo:font-size="12pt" fo:language="en" fo:country="GB" fo:font-style="normal" fo:font-weight="normal" officeooo:rsid="002761f0" style:font-weight-asian="normal" style:font-weight-complex="normal"/>
    </style:style>
    <style:style style:name="T64" style:family="text">
      <style:text-properties style:font-name="Liberation Serif" fo:font-size="12pt" fo:language="en" fo:country="GB" fo:font-style="normal" fo:font-weight="normal" officeooo:rsid="002e242a" style:font-weight-asian="normal" style:font-weight-complex="normal"/>
    </style:style>
    <style:style style:name="T65" style:family="text">
      <style:text-properties style:font-name="Liberation Serif" fo:font-size="12pt" fo:language="en" fo:country="GB" fo:font-style="normal" fo:font-weight="normal" officeooo:rsid="00174d79" style:font-weight-asian="normal" style:font-weight-complex="normal"/>
    </style:style>
    <style:style style:name="T66" style:family="text">
      <style:text-properties style:font-name="Liberation Serif" fo:font-size="12pt" fo:language="en" fo:country="GB" fo:font-style="normal" fo:font-weight="normal" officeooo:rsid="000e2364" style:font-weight-asian="normal" style:font-weight-complex="normal"/>
    </style:style>
    <style:style style:name="T67" style:family="text">
      <style:text-properties style:font-name="Liberation Serif" fo:font-size="12pt" fo:language="en" fo:country="GB" fo:font-style="normal" fo:font-weight="normal" officeooo:rsid="0022d005" style:font-weight-asian="normal" style:font-weight-complex="normal"/>
    </style:style>
    <style:style style:name="T68" style:family="text">
      <style:text-properties style:font-name="Liberation Serif" fo:font-size="12pt" fo:language="en" fo:country="GB" fo:font-style="normal" fo:font-weight="normal" officeooo:rsid="0023c091" style:font-weight-asian="normal" style:font-weight-complex="normal"/>
    </style:style>
    <style:style style:name="T69" style:family="text">
      <style:text-properties style:font-name="Liberation Serif" fo:font-size="12pt" fo:language="en" fo:country="GB" fo:font-style="normal" fo:font-weight="normal" officeooo:rsid="000f97c7" style:font-weight-asian="normal" style:font-weight-complex="normal"/>
    </style:style>
    <style:style style:name="T70" style:family="text">
      <style:text-properties style:font-name="Liberation Serif" fo:font-size="12pt" fo:language="en" fo:country="GB" fo:font-style="normal" fo:font-weight="normal" officeooo:rsid="002e776a" style:font-weight-asian="normal" style:font-weight-complex="normal"/>
    </style:style>
    <style:style style:name="T71" style:family="text">
      <style:text-properties style:font-name="Liberation Serif" fo:font-size="12pt" fo:language="en" fo:country="GB" fo:font-style="normal" fo:font-weight="normal" officeooo:rsid="00301dd3" style:font-weight-asian="normal" style:font-weight-complex="normal"/>
    </style:style>
    <style:style style:name="T72" style:family="text">
      <style:text-properties style:font-name="Liberation Serif" fo:font-size="12pt" fo:language="en" fo:country="GB" fo:font-style="normal" fo:font-weight="normal" officeooo:rsid="002d0903" style:font-weight-asian="normal" style:font-weight-complex="normal"/>
    </style:style>
    <style:style style:name="T73" style:family="text">
      <style:text-properties style:font-name="Liberation Serif" fo:font-size="12pt" fo:language="en" fo:country="GB" fo:font-style="normal" fo:font-weight="normal" officeooo:rsid="002b865e" style:font-weight-asian="normal" style:font-weight-complex="normal"/>
    </style:style>
    <style:style style:name="T74" style:family="text">
      <style:text-properties style:font-name="Liberation Serif" fo:font-size="12pt" fo:language="en" fo:country="GB" fo:font-style="normal" fo:font-weight="normal" officeooo:rsid="00188527" style:font-weight-asian="normal" style:font-weight-complex="normal"/>
    </style:style>
    <style:style style:name="T75" style:family="text">
      <style:text-properties officeooo:rsid="00067682"/>
    </style:style>
    <style:style style:name="T76" style:family="text">
      <style:text-properties officeooo:rsid="00290751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officeooo:rsid="002d0903"/>
    </style:style>
    <style:style style:name="T79" style:family="text">
      <style:text-properties officeooo:rsid="00306a98"/>
    </style:style>
    <style:style style:name="T80" style:family="text">
      <style:text-properties fo:font-style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79">Eleftherios Garyfallidis</text:span></text:p>
      <text:p text:style-name="P1">Summary of PhD Thesis: 'Towards and accurate brain tractography'</text:p>
      <text:p text:style-name="P3">This thesis <text:span text:style-name="T75">contains</text:span> <text:span text:style-name="T75">original</text:span> contributions to many different aspects of diffusion <text:span text:style-name="T76">weighted</text:span> MR <text:span text:style-name="T76">imaging</text:span> <text:span text:style-name="T76">(dMRI)</text:span>, from reconstruction <text:span text:style-name="T79">of the signal</text:span>, <text:span text:style-name="T79">through</text:span> propagation <text:span text:style-name="T76">of tracks, clustering of tracks</text:span>, detection <text:span text:style-name="T76">of</text:span> bundle<text:span text:style-name="T76">s of tracks</text:span>, <text:s/><text:span text:style-name="T76">and </text:span>creation <text:span text:style-name="T76">of </text:span>atlas<text:span text:style-name="T76">es of white matter</text:span>, <text:span text:style-name="T76">to </text:span>visualization<text:span text:style-name="T75"> </text:span><text:span text:style-name="T76">tools with high interactivity with data, and for several brains simultaneously</text:span>. Our most <text:span text:style-name="T75">important </text:span><text:span text:style-name="T76">new </text:span><text:span text:style-name="T75">achievements</text:span> are a <text:span text:style-name="T75">power</text:span>ful<text:span text:style-name="T79"> </text:span>way <text:span text:style-name="T75">of</text:span> reconstruct<text:span text:style-name="T75">ing</text:span> the diffusion signal and a method <text:span text:style-name="T75">for</text:span> simplify<text:span text:style-name="T75">ing</text:span> tractographies using a <text:span text:style-name="T76">new</text:span> super-efficient clustering <text:span text:style-name="T76">algorithm</text:span>. In <text:span text:style-name="T75">more detail</text:span> we give novel and robust solutions for all the following problems</text:p>
      <text:p text:style-name="P5">• <text:span text:style-name="T1">How to </text:span><text:span text:style-name="T27">reconstruct and </text:span><text:span text:style-name="T1">interpret the</text:span><text:span text:style-name="T27"> directional information in the</text:span><text:span text:style-name="T1"> diffusion </text:span><text:span text:style-name="T29">signal</text:span><text:span text:style-name="T1">: </text:span><text:span text:style-name="T39">We c</text:span><text:span text:style-name="T40">ompar</text:span><text:span text:style-name="T39">e</text:span><text:span text:style-name="T40"> </text:span><text:span text:style-name="T41">and evaluat</text:span><text:span text:style-name="T39">e</text:span><text:span text:style-name="T40"> different </text:span><text:span text:style-name="T42">Cartesian</text:span><text:span text:style-name="T39">-</text:span><text:span text:style-name="T40">grid q-space </text:span><text:span text:style-name="T39">dMRI </text:span><text:span text:style-name="T40">acquisition </text:span><text:span text:style-name="T39">schemes,</text:span><text:span text:style-name="T40"> </text:span><text:span text:style-name="T43">using methods </text:span><text:span text:style-name="T44">based on the inverse Fourier transform of the diffusion signal, </text:span><text:span text:style-name="T43">with </text:span><text:span text:style-name="T45">reconstruct</text:span><text:span text:style-name="T43">ions</text:span><text:span text:style-name="T45"> by </text:span><text:span text:style-name="T39">diffusion spectrum imaging</text:span><text:span text:style-name="T40"> </text:span><text:span text:style-name="T45">or</text:span><text:span text:style-name="T40"> </text:span><text:span text:style-name="T39">generalised q-ball imaging </text:span><text:span text:style-name="T43">methods</text:span><text:span text:style-name="T39">.</text:span><text:span text:style-name="T40"> </text:span><text:span text:style-name="T43">These are applied to</text:span><text:span text:style-name="T46"> </text:span><text:span text:style-name="T43">both software phantom</text:span><text:span text:style-name="T46"> and </text:span><text:span text:style-name="T43">human</text:span><text:span text:style-name="T46"> data. </text:span><text:span text:style-name="T39">We</text:span><text:span text:style-name="T47"> propos</text:span><text:span text:style-name="T39">e</text:span><text:span text:style-name="T47"> a new reconstruction method </text:span><text:span text:style-name="T43">diffusion nabla imaging (DNI)</text:span><text:span text:style-name="T40"> </text:span><text:span text:style-name="T43">which works with the same grid</text:span><text:span text:style-name="T47"> </text:span><text:span text:style-name="T43">type of acquisition schemes, using an algorithm that</text:span><text:span text:style-name="T48"> directly approximates the </text:span><text:span text:style-name="T49">orientation distribution function</text:span><text:span text:style-name="T48"> using the Laplacian of the signal in q-space.</text:span></text:p>
      <text:p text:style-name="P2"><text:span text:style-name="T77">• How to integrate tracks from voxel to voxel</text:span>: <text:span text:style-name="T50">M</text:span><text:span text:style-name="T51">ost </text:span><text:span text:style-name="T50">previously published </text:span><text:span text:style-name="T51">reconstruction methods are </text:span><text:span text:style-name="T50">closely link</text:span><text:span text:style-name="T52">ed</text:span><text:span text:style-name="T50"> to</text:span><text:span text:style-name="T51"> their own specific </text:span><text:span text:style-name="T50">track integration</text:span><text:span text:style-name="T51"> method. We </text:span><text:span text:style-name="T50">have formulated</text:span><text:span text:style-name="T51"> a general,</text:span><text:span text:style-name="T53"> </text:span><text:span text:style-name="T50">free-standing, </text:span><text:span text:style-name="T54">data</text:span><text:span text:style-name="T50">-</text:span><text:span text:style-name="T55">representative, non-inferen</text:span><text:span text:style-name="T50">t</text:span><text:span text:style-name="T55">ial, </text:span><text:span text:style-name="T56">fast,</text:span><text:span text:style-name="T54"> </text:span><text:span text:style-name="T53">deterministic tractography </text:span><text:span text:style-name="T55">algorithm </text:span><text:span text:style-name="T50">(</text:span><text:span text:style-name="T56">EuDX</text:span><text:span text:style-name="T50">)</text:span><text:span text:style-name="T56"> which is </text:span><text:span text:style-name="T53">based on </text:span><text:span text:style-name="T55">E</text:span><text:span text:style-name="T54">uler integration and </text:span><text:span text:style-name="T55">t</text:span><text:span text:style-name="T54">rilinear interpolation, which works with </text:span><text:span text:style-name="T50">voxel level information about fibre orientations including multiple crossings, and employs </text:span><text:span text:style-name="T54">a range of stopping criteria. </text:span><text:span text:style-name="T55">The purpose of th</text:span><text:span text:style-name="T56">is</text:span><text:span text:style-name="T55"> algorithm is to </text:span><text:span text:style-name="T50">be faithful to the</text:span><text:span text:style-name="T55"> reconstruction results rather than </text:span><text:span text:style-name="T56">try to</text:span><text:span text:style-name="T55"> correct </text:span><text:span text:style-name="T57">or enhance </text:span><text:span text:style-name="T55">them </text:span><text:span text:style-name="T50">by introducing </text:span><text:span text:style-name="T52">regional or </text:span><text:span text:style-name="T50">global </text:span><text:span text:style-name="T52">considerations</text:span><text:span text:style-name="T55">.</text:span></text:p>
      <text:p text:style-name="P6">• <text:span text:style-name="T1">How to cluster tracks together into meaningful bundles: </text:span><text:span text:style-name="T58">We have developed an</text:span><text:span text:style-name="T54"> </text:span><text:span text:style-name="T58">entir</text:span><text:span text:style-name="T59">ely new,</text:span><text:span text:style-name="T60"> </text:span><text:span text:style-name="T61">fully automatic, </text:span><text:span text:style-name="T54">linear time, clustering method </text:span><text:span text:style-name="T62">(</text:span><text:span text:style-name="T63">Q</text:span><text:span text:style-name="T64">uickBundles</text:span><text:span text:style-name="T62">) </text:span><text:span text:style-name="T54">which </text:span><text:span text:style-name="T58">reduces</text:span><text:span text:style-name="T60"> massive tractographies into </text:span><text:span text:style-name="T58">just </text:span><text:span text:style-name="T60">a few</text:span><text:span text:style-name="T65"> bundles. </text:span><text:span text:style-name="T66">These </text:span><text:span text:style-name="T67">bundles a</text:span><text:span text:style-name="T58">re characterised</text:span><text:span text:style-name="T67"> by </text:span><text:span text:style-name="T66">representative tracks </text:span><text:span text:style-name="T67">which </text:span><text:span text:style-name="T66">are multi-purpose and can be used </text:span><text:span text:style-name="T68">for </text:span><text:span text:style-name="T58">interaction with the data</text:span><text:span text:style-name="T66"> or as </text:span><text:span text:style-name="T68">the</text:span><text:span text:style-name="T66"> </text:span><text:span text:style-name="T61">basis</text:span><text:span text:style-name="T66"> for </text:span><text:span text:style-name="T58">applying</text:span><text:span text:style-name="T68"> </text:span><text:span text:style-name="T66">higher</text:span><text:span text:style-name="T58">-</text:span><text:span text:style-name="T68">complexity</text:span><text:span text:style-name="T66"> clustering methods which </text:span><text:span text:style-name="T58">would have been</text:span><text:span text:style-name="T69"> </text:span><text:span text:style-name="T66">impossible or too slow </text:span><text:span text:style-name="T58">with the full data set</text:span><text:span text:style-name="T66">. </text:span><text:span text:style-name="T63">Q</text:span><text:span text:style-name="T70">uickBundles</text:span><text:span text:style-name="T67"> is </text:span><text:span text:style-name="T58">currently the </text:span><text:span text:style-name="T67">fastest known </text:span><text:span text:style-name="T68">tractography </text:span><text:span text:style-name="T67">clustering algorithm.</text:span></text:p>
      <text:p text:style-name="P7">• <text:span text:style-name="T1">How to directly register</text:span><text:span text:style-name="T29"> </text:span><text:span text:style-name="T1">tractographies: </text:span><text:span text:style-name="T71">After a</text:span><text:span text:style-name="T72">pplying </text:span><text:span text:style-name="T73">Q</text:span><text:span text:style-name="T71">uickBundles </text:span><text:span text:style-name="T73">to </text:span><text:span text:style-name="T72">tractographies</text:span><text:span text:style-name="T73"> from different subjects,</text:span><text:span text:style-name="T60"> we </text:span><text:span text:style-name="T73">show how to </text:span><text:span text:style-name="T72">use</text:span><text:span text:style-name="T60"> the </text:span><text:span text:style-name="T72">representative tracks to</text:span><text:span text:style-name="T60"> identify robust landmarks </text:span><text:span text:style-name="T72">within each subject</text:span><text:span text:style-name="T60"> </text:span><text:span text:style-name="T73">which, with</text:span><text:span text:style-name="T60"> </text:span><text:span text:style-name="T74">similarity metrics which we </text:span><text:span text:style-name="T72">have introduced, we</text:span><text:span text:style-name="T74"> use to </text:span><text:span text:style-name="T60">directly register </text:span><text:soft-page-break/><text:span text:style-name="T60">the </text:span><text:span text:style-name="T72">different tractographies</text:span><text:span text:style-name="T60"> together </text:span><text:span text:style-name="T74">in </text:span><text:span text:style-name="T72">a highly</text:span><text:span text:style-name="T74"> efficient way</text:span><text:span text:style-name="T60">.</text:span><text:span text:style-name="T67"> </text:span><text:span text:style-name="T72">We believe the resulting correspondences provide important evidence for the anatomical plausibility of the derived bundles.</text:span><text:span text:style-name="T60"> </text:span><text:span text:style-name="T72">We demonstrate how t</text:span><text:span text:style-name="T74">h</text:span><text:span text:style-name="T72">ese</text:span><text:span text:style-name="T74"> method</text:span><text:span text:style-name="T72">s</text:span><text:span text:style-name="T74"> can be used</text:span><text:span text:style-name="T60"> </text:span><text:span text:style-name="T74">for</text:span><text:span text:style-name="T60"> group analysis, </text:span><text:span text:style-name="T72">and f</text:span><text:span text:style-name="T60">or </text:span><text:span text:style-name="T74">atlas creation</text:span><text:span text:style-name="T60">.</text:span></text:p>
      <text:p text:style-name="P4"><text:span text:style-name="T78">T</text:span>his thesis contributes <text:span text:style-name="T75">t</text:span>o the understanding of <text:span text:style-name="T75">the </text:span>diffusion signal <text:span text:style-name="T78">in the context of dMRI acquistitions</text:span> and <text:span text:style-name="T75">builds</text:span> on th<text:span text:style-name="T75">is</text:span> foundation towards a more <text:span text:style-name="T78">robust</text:span> brain tractography which <text:span text:style-name="T78">hopefully</text:span> approximates <text:span text:style-name="T75">more closely</text:span> the underlying fibr<text:span text:style-name="T75">e</text:span> architectur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" svg:font-family="'Lohit Hindi'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Liberation Serif" style:font-size-asian="10.5pt" style:language-asian="zh" style:country-asian="CN" style:font-name-complex="Liberation Serif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Liberation Serif" fo:font-size="12pt" fo:language="en" fo:country="GB" style:font-name-asian="DejaVu Sans" style:language-asian="zh" style:country-asian="CN" style:font-name-complex="Liberation Serif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Liberation Serif" style:font-name-complex="Liberation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/>
    <style:style style:name="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_20__28_user_29_" style:display-name="Standard (user)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an Nimmo-Smith</meta:initial-creator>
    <meta:creation-date>2011-07-27T15:54:00</meta:creation-date>
    <dc:date>2011-08-15T12:26:40</dc:date>
    <dc:creator>Ian Nimmo-Smith</dc:creator>
    <meta:generator>OpenOffice.org/3.2$Unix OpenOffice.org_project/320m19$Build-9505</meta:generator>
    <meta:editing-duration>PT11H12M56S</meta:editing-duration>
    <meta:editing-cycles>32</meta:editing-cycles>
    <meta:document-statistic meta:table-count="0" meta:image-count="0" meta:object-count="0" meta:page-count="2" meta:paragraph-count="8" meta:word-count="488" meta:character-count="3433"/>
  </office:meta>
</office:document-meta>
</file>